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2b7ec8" officeooo:paragraph-rsid="00142b77"/>
    </style:style>
    <style:style style:name="P2" style:family="paragraph" style:parent-style-name="Standard">
      <style:text-properties fo:font-variant="normal" fo:text-transform="none" fo:color="#212121" style:font-name="Liberation Serif" fo:font-size="14pt" fo:letter-spacing="normal" fo:font-style="normal" fo:font-weight="normal" officeooo:rsid="002b7ec8" officeooo:paragraph-rsid="00142b77" style:font-size-asian="14pt" style:font-size-complex="14pt"/>
    </style:style>
    <style:style style:name="P3" style:family="paragraph" style:parent-style-name="Standard">
      <style:text-properties fo:font-variant="normal" fo:text-transform="none" fo:color="#212121" style:font-name="Liberation Serif" fo:font-size="14pt" fo:letter-spacing="normal" fo:font-style="normal" fo:font-weight="normal" officeooo:rsid="0014704b" officeooo:paragraph-rsid="0014704b" style:font-size-asian="14pt" style:font-size-complex="14pt"/>
    </style:style>
    <style:style style:name="P4" style:family="paragraph" style:parent-style-name="Standard">
      <style:text-properties fo:font-variant="normal" fo:text-transform="none" fo:color="#212121" style:font-name="Liberation Serif" fo:font-size="14pt" fo:letter-spacing="normal" fo:font-style="normal" fo:font-weight="normal" officeooo:rsid="001553f0" officeooo:paragraph-rsid="001553f0" style:font-size-asian="14pt" style:font-size-complex="14pt"/>
    </style:style>
    <style:style style:name="P5" style:family="paragraph" style:parent-style-name="Standard">
      <style:text-properties fo:font-variant="normal" fo:text-transform="none" fo:color="#212121" style:font-name="Liberation Serif" fo:font-size="14pt" fo:letter-spacing="normal" fo:font-style="normal" fo:font-weight="normal" officeooo:rsid="0016e9b9" officeooo:paragraph-rsid="0016e9b9" style:font-size-asian="14pt" style:font-size-complex="14pt"/>
    </style:style>
    <style:style style:name="T1" style:family="text">
      <style:text-properties fo:font-variant="normal" fo:text-transform="none" fo:color="#212121" style:font-name="Liberation Serif" fo:font-size="14pt" fo:letter-spacing="normal" fo:font-style="normal" fo:font-weight="normal" style:font-size-asian="14pt" style:font-size-complex="14pt"/>
    </style:style>
    <style:style style:name="T2" style:family="text">
      <style:text-properties fo:font-variant="normal" fo:text-transform="none" fo:color="#212121" style:font-name="Liberation Serif" fo:font-size="14pt" fo:letter-spacing="normal" fo:font-style="normal" fo:font-weight="normal" officeooo:rsid="002d01f7"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Грамматика</text:span><text:span text:style-name="T1"> параграф 38, особенности перевода пассивного залога, внимательно прочитать, а потом упражнения 3, 4 стр 235, 12 стр 240 (все 3 письменно)</text:span></text:p>
      <text:p text:style-name="P2"/>
      <text:p text:style-name="P3">Упражнение 3</text:p>
      <text:p text:style-name="P3">1. International cooperation, especially in the field of space and science, may be spoken of as a long-standing tradition. 2. The «night vision» system is being worked at in many design bureaus. 3. The invention of an internal combustion engine was followed by the appearance of a motor car as we know it today. 4. Any flying vehicle is acted upon by aerodynamic forces. 5. The improvement of our working conditions and life is influenced by the achievements of scientific and technological progress. 6. New developments in the field of superconductivity are much written about at present. 7. The invention of a steam engine was followed by the first industrial revolution. 8. The neutron is not influenced by a magnetic field. 9. The appearance of a jet engine was followed by a tremendous increase of aircraft speeds. 10. The problems of interplanetary flight are dealt with in the latest magazine.</text:p>
      <text:p text:style-name="P3"/>
      <text:p text:style-name="P3">1. О международном сотрудничестве, особенно в области космонавтики и науки, можно говорить как о давней традиции. 2. Система "ночного видения" работает во многих конструкторских бюро. 3. Изобретение двигателя внутреннего сгорания сопровождалось появлением автомобиля, каким мы его знаем сегодня. 4. На любой летательный аппарат действуют аэродинамические силы. 5. На улучшение условий нашей работы и жизни влияют достижения научно-технического прогресса. 6. В настоящее время много написано о новых разработках в области сверхпроводимости. 7. Изобретение парового двигателя последовала первая промышленная революция. 8. На нейтрон не влияет магнитное поле. 9. Появление реактивного двигателя сопровождалось колоссальным увеличением скорости самолета. 10. Проблемы межпланетных полетов рассматриваются в последнем журнале.</text:p>
      <text:p text:style-name="P3"/>
      <text:p text:style-name="P3"/>
      <text:p text:style-name="P3">Упражнение 4</text:p>
      <text:p text:style-name="P3">1. While on their last space flight French cosmonauts were mostly involved in carrying out scientific experiments. 2. A program to establish an International Lunar Base may involve many nations. 3. The struggle for the protection of Lake Baikal has shown the true position of the organizations involved. 4. To understand the operation of computers one must understand the principles involved.</text:p>
      <text:p text:style-name="P3"/>
      <text:p text:style-name="P3">1. Во время своего последнего космического полета французские космонавты в основном участвовали в проведении научных экспериментов. 2. В программе создания Международной лунной базы могут участвовать многие страны. 3. Борьба за охрану озера Байкал показала истинное положение соответствующих организаций. 4. Чтобы понять, как работают компьютеры, нужно понять соответствующие принципы.</text:p>
      <text:p text:style-name="P3"/>
      <text:p text:style-name="P3"/>
      <text:p text:style-name="P4"><text:soft-page-break/>Упражнение 12</text:p>
      <text:p text:style-name="P4">l. It is well known that automation results in higher labour productivity. 2. The first manned space flight has resulted from the great achievements in Russian science. 3. This experiment resulted in the discovery of several new properties of the composite material. 4. A release of atomic energy results from a very complex process. 5. World War II resulted in the victory of the USSR, the US and Great Britain. 6. Such experiments usually result in obtaining new information. 7. The motion of an electron results from a force acting upon it. 8. The growing intensity of air traffic has resulted in the automation of its control. 9. Newton's famous work «Principia» resulted from 40 years of experimental work.</text:p>
      <text:p text:style-name="P4"/>
      <text:p text:style-name="P4">l. Хорошо известно, что автоматизация приводит к повышению производительности труда. 2. Первый пилотируемый космический полет стал результатом больших достижений российской науки. 3. Этот эксперимент привел к открытию нескольких новых свойств композиционного материала. 4. Высвобождение атомной энергии является результатом очень сложного процесса. 5. Вторая мировая война привела к победе СССР, США и Великобритании. 6. Такие эксперименты обычно приводят к получению новой информации. 7. Движение электрона происходит от силы, действующей на него. 8. Растущая интенсивность воздушного движения привела к автоматизации его управления. 9. Знаменитая работа Ньютона "начала" явилась результатом 40-летней экспериментальной работы.</text:p>
      <text:p text:style-name="P4"/>
      <text:p text:style-name="P4"/>
      <text:p text:style-name="P5">$37 p 326 + notes</text:p>
      <text:p text:style-name="P5">ex 1 p 233 (D, E)</text:p>
      <text:p text:style-name="P5">words p 236 + ex 5, 6, 7 p 235 + ex 15 p 241 lear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3T14:14:50.199702051</meta:creation-date>
    <meta:generator>LibreOffice/5.1.6.2$Linux_X86_64 LibreOffice_project/10m0$Build-2</meta:generator>
    <dc:date>2019-04-23T17:08:01.864931513</dc:date>
    <meta:editing-duration>PT1H24M55S</meta:editing-duration>
    <meta:editing-cycles>4</meta:editing-cycles>
    <meta:document-statistic meta:table-count="0" meta:image-count="0" meta:object-count="0" meta:page-count="2" meta:paragraph-count="13" meta:word-count="625" meta:character-count="4206" meta:non-whitespace-character-count="3594"/>
  </office:meta>
</office:document-meta>
</file>